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aa89" officeooo:paragraph-rsid="0020aa89"/>
    </style:style>
    <style:style style:name="P2" style:family="paragraph" style:parent-style-name="Standard">
      <style:text-properties officeooo:rsid="00211800" officeooo:paragraph-rsid="00211800"/>
    </style:style>
    <style:style style:name="P3" style:family="paragraph" style:parent-style-name="Standard">
      <style:text-properties officeooo:rsid="00211800" officeooo:paragraph-rsid="0022fc07"/>
    </style:style>
    <style:style style:name="P4" style:family="paragraph" style:parent-style-name="Standard">
      <style:text-properties officeooo:rsid="0022fc07" officeooo:paragraph-rsid="0022fc07"/>
    </style:style>
    <style:style style:name="T1" style:family="text">
      <style:text-properties officeooo:rsid="0022fc07"/>
    </style:style>
    <style:style style:name="T2" style:family="text">
      <style:text-properties officeooo:rsid="002446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idhar (my brother) is currently in hospital awaiting hip-replacement surgery. <text:s/>He had taken a large dog (Vamsi’s) for a walk, it got attacked by other dogs, and fell on him and he ‘sat’ down. Pain was there, but he managed to make it back to the apartment (up an elevator – five floors). Pain increased, and decided to go to a hospital in his brother-in-law’s inova (SUV) and the diagnosis was made. He is on blood thinners for the last 4 years, and they have to stop that to do the surgery (coming Monday). He is two years older than me (71).</text:p>
      <text:p text:style-name="P1"/>
      <text:p text:style-name="P3">Analysis: The bone broke in his left leg near the neck of the femur ball/socket joint to the hip. This was not a high impact injury and he did not fall (sat down), and eerily similar to Manni’s injury of the same type. Therefore the bones were weak, and the left side was probably the weaker side as well. This will have a very serious impact on the lifestyle (recovery to some viable movement is in the order of months) and a ‘full’ recovery probably not on the cards. In addition bone strengthening activity (i.e. weight bearing) cannot be undertaken easily. This is likely not just osteoporosis, <text:span text:style-name="T2">and includes </text:span>lack of muscle/muscle tone. Good muscle and reaction times can prevent injuries. We cannot simply blame this on age. It is also due to largely misunderstood medical ‘preventative’ treatments for diabetes. <text:s/>Blood thinners over the long term can cause osteoporosis. <text:s/>Various diabetic medication (insulin, Januvia and including GLP-1) have one or more <text:span text:style-name="T1">deleterious effects. </text:span><text:s/><text:span text:style-name="T1">In most cases we do not have the monitoring capabilities or care available to balance all the</text:span><text:span text:style-name="T2">s</text:span><text:span text:style-name="T1">e. Sridhar was walking about 8-10,000 steps a day. So the medication side effects played a major role.</text:span></text:p>
      <text:p text:style-name="P2"/>
      <text:p text:style-name="P4">The best treatment is life-style change to what it should have been in the first place. <text:s/>Among our family in India, it is common to get all calories from unhealthy foods (rice, carb rich, nutrient deficient ) as it has been the way while we were growing up. When young, the body is able to adjust and once in the late 20-30 diabetes shows up. Lifestyle is impacted immediately with degradation in sports activities, various aches, and other illnesses. Without any change, major issues start around 60. <text:s/>With medication it is around 70. <text:s/><text:span text:style-name="T2">Lifestyle changes early on – watch your diet and nutrients, strenuous exercise like vigorous sports (tennis, competitive pickle ball) at least 2-3 times a week, daily activity and being wary of medication (avoid if you can achieve what you want without it) will give a good life from 30+ until about 75, after which it is probably a tossup. The 35 years of good health due to lifestyle change is refreshing! </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1T08:46:01.853771269</meta:creation-date>
    <dc:date>2024-09-15T20:11:56.967969097</dc:date>
    <meta:editing-duration>PT6H11M45S</meta:editing-duration>
    <meta:editing-cycles>1</meta:editing-cycles>
    <meta:document-statistic meta:table-count="0" meta:image-count="0" meta:object-count="0" meta:page-count="1" meta:paragraph-count="3" meta:word-count="461" meta:character-count="2669" meta:non-whitespace-character-count="2201"/>
    <meta:generator>LibreOffice/24.2.2.2$Linux_X86_64 LibreOffice_project/420$Build-2</meta:generator>
  </office:meta>
</office:document-meta>
</file>